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center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QL injection</text:span></text:p>
      <text:p text:style-name="P2"><text:span text:style-name="T2">Unosimo novog korisnika kroz komentar u tabelu "persons":</text:span></text:p>
      <text:p text:style-name="P3"><draw:frame text:anchor-type="as-char" svg:width="152.40mm" svg:height="160.87mm" style:rel-width="scale" style:rel-height="scale"><draw:object-ole xlink:href="OleObj1"/><draw:image xlink:href="ObjectReplacements/OleObj1"/></draw:frame><text:span text:style-name="T2"/></text:p>
      <text:p text:style-name="P3"><text:span text:style-name="T2">Ovim napadom prosiruje se lista "persons" iako je dodat komentar. Od ovoga se branimo parametrizovanim umetinima(u kodu zamenjena klasa Statement sa PreparedStatement) i ti je dodat samo komentar.</text:span></text:p>
      <text:p text:style-name="P4"><text:span text:style-name="T2"/></text:p>
      <text:p text:style-name="P5"><text:span text:style-name="T3">XSS</text:span></text:p>
      <text:p text:style-name="P6"><text:span text:style-name="T4">Unosimo novog korisnika kroz komentar u tabelu "persons" i kao parametar za email adresu navodimo script-u:</text:span></text:p>
      <text:p text:style-name="P6"><draw:frame text:anchor-type="as-char" svg:width="152.40mm" svg:height="144.20mm" style:rel-width="scale" style:rel-height="scale"><draw:object-ole xlink:href="OleObj2"/><draw:image xlink:href="ObjectReplacements/OleObj2"/></draw:frame><text:span text:style-name="T4"/></text:p>
      <text:p text:style-name="P6"><text:span text:style-name="T4">Odbranu od xss napad izvrsvamo izmenama u htmlu koje ne dozvoljavaju menjanje innerHTML atributa.</text:span></text:p>
      <text:p text:style-name="P6"><text:span text:style-name="T4"/></text:p>
      <text:p text:style-name="P6"><text:span text:style-name="T4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